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98000002204C825AEDEB6FB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Text_20_body">
      <style:text-properties officeooo:rsid="0041a8a7" officeooo:paragraph-rsid="0041a8a7"/>
    </style:style>
    <style:style style:name="P25" style:family="paragraph" style:parent-style-name="Text_20_body">
      <style:text-properties officeooo:paragraph-rsid="00430538"/>
    </style:style>
    <style:style style:name="P26" style:family="paragraph" style:parent-style-name="Text_20_body">
      <style:text-properties officeooo:rsid="00430538" officeooo:paragraph-rsid="00430538"/>
    </style:style>
    <style:style style:name="P27" style:family="paragraph" style:parent-style-name="Text_20_body">
      <style:text-properties officeooo:paragraph-rsid="0045fd49"/>
    </style:style>
    <style:style style:name="P28" style:family="paragraph" style:parent-style-name="Text_20_body">
      <style:text-properties officeooo:paragraph-rsid="00606ef8"/>
    </style:style>
    <style:style style:name="P29" style:family="paragraph" style:parent-style-name="Text_20_body">
      <style:text-properties officeooo:rsid="006229fd" officeooo:paragraph-rsid="006229fd"/>
    </style:style>
    <style:style style:name="P3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1" style:family="paragraph" style:parent-style-name="Text_20_body">
      <style:text-properties officeooo:paragraph-rsid="006e5e85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70041c"/>
    </style:style>
    <style:style style:name="P34" style:family="paragraph" style:parent-style-name="Text_20_body">
      <style:paragraph-properties fo:text-align="center" style:justify-single-word="false"/>
      <style:text-properties officeooo:paragraph-rsid="00a9c1fe"/>
    </style:style>
    <style:style style:name="P35" style:family="paragraph" style:parent-style-name="Text_20_body">
      <style:paragraph-properties fo:text-align="center" style:justify-single-word="false"/>
      <style:text-properties officeooo:paragraph-rsid="012834bd"/>
    </style:style>
    <style:style style:name="P3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7" style:family="paragraph" style:parent-style-name="Text_20_body">
      <style:text-properties officeooo:rsid="00708c7e" officeooo:paragraph-rsid="00708c7e"/>
    </style:style>
    <style:style style:name="P38" style:family="paragraph" style:parent-style-name="Text_20_body">
      <style:text-properties officeooo:rsid="00708c7e" officeooo:paragraph-rsid="00738778"/>
    </style:style>
    <style:style style:name="P39" style:family="paragraph" style:parent-style-name="Text_20_body">
      <style:text-properties officeooo:rsid="007275ff" officeooo:paragraph-rsid="007275ff"/>
    </style:style>
    <style:style style:name="P4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1" style:family="paragraph" style:parent-style-name="Text_20_body">
      <style:text-properties officeooo:rsid="0073e891" officeooo:paragraph-rsid="0075e607"/>
    </style:style>
    <style:style style:name="P42" style:family="paragraph" style:parent-style-name="Text_20_body">
      <style:text-properties officeooo:rsid="0075598f" officeooo:paragraph-rsid="0075e607"/>
    </style:style>
    <style:style style:name="P43" style:family="paragraph" style:parent-style-name="Text_20_body">
      <style:text-properties officeooo:rsid="00843067" officeooo:paragraph-rsid="00843067"/>
    </style:style>
    <style:style style:name="P44" style:family="paragraph" style:parent-style-name="Text_20_body">
      <style:text-properties officeooo:rsid="00843067" officeooo:paragraph-rsid="01278577"/>
    </style:style>
    <style:style style:name="P45" style:family="paragraph" style:parent-style-name="Text_20_body">
      <style:text-properties officeooo:rsid="00843067" officeooo:paragraph-rsid="0129bf70"/>
    </style:style>
    <style:style style:name="P46" style:family="paragraph" style:parent-style-name="Text_20_body">
      <style:text-properties officeooo:rsid="0084f838" officeooo:paragraph-rsid="0084f838"/>
    </style:style>
    <style:style style:name="P47" style:family="paragraph" style:parent-style-name="Text_20_body">
      <style:text-properties officeooo:rsid="0084f838" officeooo:paragraph-rsid="011db1a8"/>
    </style:style>
    <style:style style:name="P48" style:family="paragraph" style:parent-style-name="Text_20_body">
      <style:text-properties officeooo:rsid="0084f838" officeooo:paragraph-rsid="0129bf70"/>
    </style:style>
    <style:style style:name="P49" style:family="paragraph" style:parent-style-name="Text_20_body">
      <style:text-properties officeooo:rsid="00866e83" officeooo:paragraph-rsid="00866e83"/>
    </style:style>
    <style:style style:name="P50" style:family="paragraph" style:parent-style-name="Text_20_body">
      <style:text-properties officeooo:rsid="00964a56" officeooo:paragraph-rsid="00964a56"/>
    </style:style>
    <style:style style:name="P51" style:family="paragraph" style:parent-style-name="Text_20_body">
      <style:text-properties officeooo:rsid="008fa9e1" officeooo:paragraph-rsid="00b8b32c"/>
    </style:style>
    <style:style style:name="P52" style:family="paragraph" style:parent-style-name="Text_20_body">
      <style:paragraph-properties fo:text-align="start" style:justify-single-word="false"/>
      <style:text-properties officeooo:paragraph-rsid="00a9c1fe"/>
    </style:style>
    <style:style style:name="P53" style:family="paragraph" style:parent-style-name="Text_20_body">
      <style:text-properties officeooo:rsid="00b8b32c" officeooo:paragraph-rsid="00b8b32c"/>
    </style:style>
    <style:style style:name="P54" style:family="paragraph" style:parent-style-name="Text_20_body">
      <style:text-properties officeooo:rsid="00c8fc41" officeooo:paragraph-rsid="00c8fc41"/>
    </style:style>
    <style:style style:name="P55" style:family="paragraph" style:parent-style-name="Text_20_body">
      <style:text-properties officeooo:rsid="00d2b790" officeooo:paragraph-rsid="00d2b790"/>
    </style:style>
    <style:style style:name="P56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7" style:family="paragraph" style:parent-style-name="Text_20_body">
      <style:text-properties officeooo:rsid="00d5d983" officeooo:paragraph-rsid="00d5d983"/>
    </style:style>
    <style:style style:name="P58" style:family="paragraph" style:parent-style-name="Text_20_body">
      <style:text-properties officeooo:rsid="004349ac" officeooo:paragraph-rsid="004b1d35"/>
    </style:style>
    <style:style style:name="P59" style:family="paragraph" style:parent-style-name="Text_20_body">
      <style:text-properties officeooo:rsid="00e0f2a1" officeooo:paragraph-rsid="00edf6dc"/>
    </style:style>
    <style:style style:name="P60" style:family="paragraph" style:parent-style-name="Text_20_body">
      <style:text-properties officeooo:rsid="00880c82" officeooo:paragraph-rsid="01084d6c"/>
    </style:style>
    <style:style style:name="P61" style:family="paragraph" style:parent-style-name="Text_20_body">
      <style:text-properties officeooo:rsid="010e08ea" officeooo:paragraph-rsid="0129bf70"/>
    </style:style>
    <style:style style:name="P62" style:family="paragraph" style:parent-style-name="Text_20_body">
      <style:text-properties officeooo:rsid="010e5a36" officeooo:paragraph-rsid="0129bf70"/>
    </style:style>
    <style:style style:name="P63" style:family="paragraph" style:parent-style-name="Text_20_body">
      <style:text-properties officeooo:rsid="0113a26e" officeooo:paragraph-rsid="0113a26e"/>
    </style:style>
    <style:style style:name="P64" style:family="paragraph" style:parent-style-name="Text_20_body">
      <style:text-properties officeooo:rsid="0118ee0c" officeooo:paragraph-rsid="0119a327"/>
    </style:style>
    <style:style style:name="P65" style:family="paragraph" style:parent-style-name="Text_20_body">
      <style:text-properties officeooo:rsid="0118ee0c" officeooo:paragraph-rsid="0118ee0c"/>
    </style:style>
    <style:style style:name="P66" style:family="paragraph" style:parent-style-name="Text_20_body">
      <style:text-properties officeooo:rsid="0119a327" officeooo:paragraph-rsid="0119a327"/>
    </style:style>
    <style:style style:name="P67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68" style:family="paragraph" style:parent-style-name="Text_20_body">
      <style:text-properties officeooo:rsid="00bb05a9" officeooo:paragraph-rsid="013ec56b"/>
    </style:style>
    <style:style style:name="P69" style:family="paragraph" style:parent-style-name="Text_20_body">
      <style:text-properties officeooo:paragraph-rsid="0148a4da"/>
    </style:style>
    <style:style style:name="P70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1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2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3" style:family="paragraph" style:parent-style-name="Text_20_body">
      <style:text-properties officeooo:rsid="014903dd" officeooo:paragraph-rsid="01518187"/>
    </style:style>
    <style:style style:name="P74" style:family="paragraph" style:parent-style-name="Text_20_body">
      <style:text-properties officeooo:rsid="014903dd" officeooo:paragraph-rsid="0153d5fb"/>
    </style:style>
    <style:style style:name="P75" style:family="paragraph" style:parent-style-name="Text_20_body">
      <style:text-properties officeooo:rsid="014903dd" officeooo:paragraph-rsid="015b3d0f"/>
    </style:style>
    <style:style style:name="P76" style:family="paragraph" style:parent-style-name="Text_20_body">
      <style:text-properties officeooo:paragraph-rsid="0153d5fb"/>
    </style:style>
    <style:style style:name="P77" style:family="paragraph" style:parent-style-name="Text_20_body">
      <style:text-properties officeooo:rsid="0153d5fb" officeooo:paragraph-rsid="0153d5fb"/>
    </style:style>
    <style:style style:name="P78" style:family="paragraph" style:parent-style-name="Text_20_body">
      <style:text-properties officeooo:paragraph-rsid="015b3d0f"/>
    </style:style>
    <style:style style:name="P79" style:family="paragraph" style:parent-style-name="Text_20_body">
      <style:text-properties officeooo:rsid="0150320a" officeooo:paragraph-rsid="0153d5fb"/>
    </style:style>
    <style:style style:name="P80" style:family="paragraph" style:parent-style-name="Text_20_body">
      <style:text-properties officeooo:rsid="0150320a" officeooo:paragraph-rsid="01655dce"/>
    </style:style>
    <style:style style:name="P81" style:family="paragraph" style:parent-style-name="Text_20_body">
      <style:text-properties officeooo:rsid="0150320a" officeooo:paragraph-rsid="0150320a"/>
    </style:style>
    <style:style style:name="P82" style:family="paragraph" style:parent-style-name="Text_20_body">
      <style:text-properties officeooo:rsid="0150320a" officeooo:paragraph-rsid="01695f18"/>
    </style:style>
    <style:style style:name="P83" style:family="paragraph" style:parent-style-name="Text_20_body">
      <style:text-properties officeooo:rsid="016adb7e" officeooo:paragraph-rsid="016adb7e"/>
    </style:style>
    <style:style style:name="P84" style:family="paragraph" style:parent-style-name="Text_20_body">
      <style:text-properties officeooo:rsid="015b3d0f" officeooo:paragraph-rsid="016dead4"/>
    </style:style>
    <style:style style:name="P85" style:family="paragraph" style:parent-style-name="Text_20_body">
      <style:text-properties officeooo:paragraph-rsid="017b7371"/>
    </style:style>
    <style:style style:name="P86" style:family="paragraph" style:parent-style-name="Text_20_body">
      <style:text-properties officeooo:paragraph-rsid="017be25c"/>
    </style:style>
    <style:style style:name="P87" style:family="paragraph" style:parent-style-name="Text_20_body">
      <style:text-properties officeooo:paragraph-rsid="01806c6b"/>
    </style:style>
    <style:style style:name="P88" style:family="paragraph" style:parent-style-name="Text_20_body">
      <style:text-properties officeooo:rsid="003d04dd" officeooo:paragraph-rsid="01921d6e"/>
    </style:style>
    <style:style style:name="P8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0" style:family="paragraph" style:parent-style-name="Text_20_body">
      <style:text-properties officeooo:rsid="003fbb54" officeooo:paragraph-rsid="0194049f"/>
    </style:style>
    <style:style style:name="P9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3" style:family="paragraph" style:parent-style-name="Text_20_body">
      <style:text-properties officeooo:rsid="003fbb54" officeooo:paragraph-rsid="019cdec6"/>
    </style:style>
    <style:style style:name="P9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8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09" style:family="paragraph" style:parent-style-name="Table_20_Contents">
      <style:paragraph-properties fo:text-align="start" style:justify-single-word="false"/>
    </style:style>
    <style:style style:name="P11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1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1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0" style:family="paragraph" style:parent-style-name="Preformatted_20_Text">
      <style:text-properties officeooo:rsid="00d41a6e" officeooo:paragraph-rsid="00d41a6e"/>
    </style:style>
    <style:style style:name="P121" style:family="paragraph" style:parent-style-name="Preformatted_20_Text">
      <style:text-properties officeooo:paragraph-rsid="00e6cfc7"/>
    </style:style>
    <style:style style:name="P122" style:family="paragraph" style:parent-style-name="Preformatted_20_Text">
      <style:text-properties officeooo:rsid="00d7ce7b" officeooo:paragraph-rsid="00ed823e"/>
    </style:style>
    <style:style style:name="P123" style:family="paragraph" style:parent-style-name="Preformatted_20_Text">
      <style:text-properties officeooo:rsid="00d941b9" officeooo:paragraph-rsid="00d941b9"/>
    </style:style>
    <style:style style:name="P124" style:family="paragraph" style:parent-style-name="Preformatted_20_Text">
      <style:text-properties officeooo:rsid="00d941b9" officeooo:paragraph-rsid="00ed823e"/>
    </style:style>
    <style:style style:name="P125" style:family="paragraph" style:parent-style-name="Preformatted_20_Text">
      <style:text-properties officeooo:paragraph-rsid="00f552dc"/>
    </style:style>
    <style:style style:name="P126" style:family="paragraph" style:parent-style-name="Preformatted_20_Text">
      <style:text-properties officeooo:rsid="00f60bff" officeooo:paragraph-rsid="00f60bff"/>
    </style:style>
    <style:style style:name="P127" style:family="paragraph" style:parent-style-name="Preformatted_20_Text">
      <style:text-properties officeooo:paragraph-rsid="00ed823e"/>
    </style:style>
    <style:style style:name="P128" style:family="paragraph" style:parent-style-name="Preformatted_20_Text">
      <style:text-properties officeooo:paragraph-rsid="00d2b790"/>
    </style:style>
    <style:style style:name="P129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1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3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3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36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37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8" style:family="paragraph" style:parent-style-name="Standard">
      <style:text-properties officeooo:rsid="0075e607" officeooo:paragraph-rsid="01b36ea2"/>
    </style:style>
    <style:style style:name="P139" style:family="paragraph" style:parent-style-name="Text_20_body" style:list-style-name="L1">
      <style:text-properties officeooo:rsid="008fa9e1" officeooo:paragraph-rsid="008fa9e1"/>
    </style:style>
    <style:style style:name="P140" style:family="paragraph" style:parent-style-name="Text_20_body" style:list-style-name="L1">
      <style:text-properties officeooo:rsid="008fafe7" officeooo:paragraph-rsid="008fafe7"/>
    </style:style>
    <style:style style:name="P141" style:family="paragraph" style:parent-style-name="Text_20_body" style:list-style-name="L1">
      <style:text-properties officeooo:rsid="009cd5af" officeooo:paragraph-rsid="009ebb97"/>
    </style:style>
    <style:style style:name="P142" style:family="paragraph" style:parent-style-name="Text_20_body" style:list-style-name="L2">
      <style:text-properties officeooo:rsid="0084f838" officeooo:paragraph-rsid="01094946"/>
    </style:style>
    <style:style style:name="P143" style:family="paragraph" style:parent-style-name="Text_20_body" style:list-style-name="L2">
      <style:text-properties officeooo:rsid="0084f838" officeooo:paragraph-rsid="0084f838"/>
    </style:style>
    <style:style style:name="P144" style:family="paragraph" style:parent-style-name="Text_20_body">
      <style:text-properties officeooo:rsid="00bb05a9" officeooo:paragraph-rsid="01b36ea2"/>
    </style:style>
    <style:style style:name="P145" style:family="paragraph" style:parent-style-name="Text_20_body" style:list-style-name="L1">
      <style:text-properties officeooo:rsid="01aed71c" officeooo:paragraph-rsid="01aed71c"/>
    </style:style>
    <style:style style:name="P146" style:family="paragraph" style:parent-style-name="Text_20_body">
      <style:text-properties officeooo:rsid="0075e607" officeooo:paragraph-rsid="01b36ea2"/>
    </style:style>
    <style:style style:name="P147" style:family="paragraph" style:parent-style-name="Text_20_body">
      <style:text-properties officeooo:rsid="00762012" officeooo:paragraph-rsid="01b36ea2"/>
    </style:style>
    <style:style style:name="P148" style:family="paragraph" style:parent-style-name="Text_20_body">
      <style:text-properties officeooo:rsid="0075598f" officeooo:paragraph-rsid="01b36ea2"/>
    </style:style>
    <style:style style:name="P149" style:family="paragraph" style:parent-style-name="Text_20_body">
      <style:text-properties officeooo:rsid="00430538" officeooo:paragraph-rsid="00430538"/>
    </style:style>
    <style:style style:name="P150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151" style:family="paragraph" style:parent-style-name="Heading_20_1">
      <style:text-properties officeooo:rsid="016adb7e" officeooo:paragraph-rsid="016adb7e"/>
    </style:style>
    <style:style style:name="P152" style:family="paragraph" style:parent-style-name="Heading_20_1">
      <style:text-properties officeooo:rsid="008fa9e1" officeooo:paragraph-rsid="008fa9e1"/>
    </style:style>
    <style:style style:name="P153" style:family="paragraph" style:parent-style-name="Heading_20_1">
      <style:text-properties officeooo:rsid="0041a8a7" officeooo:paragraph-rsid="0041a8a7"/>
    </style:style>
    <style:style style:name="P154" style:family="paragraph" style:parent-style-name="Heading_20_1">
      <style:text-properties officeooo:rsid="00a9c1fe" officeooo:paragraph-rsid="00a9c1fe"/>
    </style:style>
    <style:style style:name="P155" style:family="paragraph" style:parent-style-name="Heading_20_1">
      <style:text-properties officeooo:rsid="00df51bc" officeooo:paragraph-rsid="00df51bc"/>
    </style:style>
    <style:style style:name="P156" style:family="paragraph" style:parent-style-name="Heading_20_1">
      <style:text-properties officeooo:rsid="01716f3a" officeooo:paragraph-rsid="017b7371"/>
    </style:style>
    <style:style style:name="P157" style:family="paragraph" style:parent-style-name="Heading_20_1">
      <style:text-properties officeooo:rsid="01716f3a" officeooo:paragraph-rsid="01b193e1"/>
    </style:style>
    <style:style style:name="P158" style:family="paragraph" style:parent-style-name="Heading_20_1">
      <style:text-properties officeooo:paragraph-rsid="00d41a6e"/>
    </style:style>
    <style:style style:name="P159" style:family="paragraph" style:parent-style-name="Heading_20_1">
      <style:text-properties officeooo:paragraph-rsid="019cdec6"/>
    </style:style>
    <style:style style:name="P160" style:family="paragraph" style:parent-style-name="Heading_20_1">
      <style:text-properties officeooo:rsid="003de42d" officeooo:paragraph-rsid="018adae0"/>
    </style:style>
    <style:style style:name="P161" style:family="paragraph" style:parent-style-name="Heading_20_1">
      <style:text-properties officeooo:rsid="01485d45" officeooo:paragraph-rsid="01485d45"/>
    </style:style>
    <style:style style:name="P162" style:family="paragraph" style:parent-style-name="Heading_20_1">
      <style:text-properties officeooo:rsid="014f6027" officeooo:paragraph-rsid="0150320a"/>
    </style:style>
    <style:style style:name="P163" style:family="paragraph" style:parent-style-name="Heading_20_1">
      <style:text-properties officeooo:rsid="015b3d0f" officeooo:paragraph-rsid="015b3d0f"/>
    </style:style>
    <style:style style:name="P164" style:family="paragraph" style:parent-style-name="Heading_20_1">
      <style:text-properties officeooo:rsid="00827864" officeooo:paragraph-rsid="00827864"/>
    </style:style>
    <style:style style:name="P165" style:family="paragraph" style:parent-style-name="Heading_20_1">
      <style:text-properties officeooo:rsid="0073e891" officeooo:paragraph-rsid="0073e891"/>
    </style:style>
    <style:style style:name="P166" style:family="paragraph" style:parent-style-name="Heading_20_1">
      <style:text-properties officeooo:paragraph-rsid="01b193e1"/>
    </style:style>
    <style:style style:name="P167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8" style:family="paragraph" style:parent-style-name="Heading_20_2">
      <style:text-properties officeooo:paragraph-rsid="00430538"/>
    </style:style>
    <style:style style:name="P169" style:family="paragraph" style:parent-style-name="Heading_20_2">
      <style:text-properties officeooo:rsid="00964a56" officeooo:paragraph-rsid="00964a56"/>
    </style:style>
    <style:style style:name="P170" style:family="paragraph" style:parent-style-name="Heading_20_2">
      <style:text-properties officeooo:rsid="0129bf70" officeooo:paragraph-rsid="012834bd"/>
    </style:style>
    <style:style style:name="P171" style:family="paragraph" style:parent-style-name="Heading_20_2">
      <style:text-properties officeooo:rsid="00d941b9" officeooo:paragraph-rsid="00d941b9"/>
    </style:style>
    <style:style style:name="P172" style:family="paragraph" style:parent-style-name="Heading_20_2">
      <style:text-properties officeooo:paragraph-rsid="00f44f2e"/>
    </style:style>
    <style:style style:name="P173" style:family="paragraph" style:parent-style-name="Heading_20_2">
      <style:text-properties officeooo:paragraph-rsid="00d941b9"/>
    </style:style>
    <style:style style:name="P174" style:family="paragraph" style:parent-style-name="Heading_20_2">
      <style:text-properties officeooo:rsid="0084f838" officeooo:paragraph-rsid="0084f838"/>
    </style:style>
    <style:style style:name="P175" style:family="paragraph" style:parent-style-name="Heading_20_2">
      <style:text-properties officeooo:rsid="00866e83" officeooo:paragraph-rsid="00866e83"/>
    </style:style>
    <style:style style:name="P176" style:family="paragraph" style:parent-style-name="Heading_20_2">
      <style:text-properties officeooo:rsid="00bb05a9"/>
    </style:style>
    <style:style style:name="P177" style:family="paragraph" style:parent-style-name="Heading_20_2" style:master-page-name="">
      <style:paragraph-properties style:page-number="auto" fo:break-before="page"/>
    </style:style>
    <style:style style:name="P17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9" style:family="paragraph" style:parent-style-name="Heading_20_3">
      <style:text-properties officeooo:paragraph-rsid="01278577"/>
    </style:style>
    <style:style style:name="P180" style:family="paragraph" style:parent-style-name="Heading_20_3">
      <style:text-properties officeooo:rsid="0111bf50" officeooo:paragraph-rsid="0129bf70"/>
    </style:style>
    <style:style style:name="P181" style:family="paragraph" style:parent-style-name="Heading_20_3">
      <style:text-properties officeooo:paragraph-rsid="0129bf70"/>
    </style:style>
    <style:style style:name="P182" style:family="paragraph" style:parent-style-name="Heading_20_3">
      <style:text-properties officeooo:rsid="010e08ea" officeooo:paragraph-rsid="0129bf70"/>
    </style:style>
    <style:style style:name="P183" style:family="paragraph" style:parent-style-name="Heading_20_3">
      <style:text-properties officeooo:rsid="0129bf70" officeooo:paragraph-rsid="0129bf70"/>
    </style:style>
    <style:style style:name="P184" style:family="paragraph" style:parent-style-name="Heading_20_3">
      <style:text-properties officeooo:rsid="0113a26e" officeooo:paragraph-rsid="0113a26e"/>
    </style:style>
    <style:style style:name="P185" style:family="paragraph" style:parent-style-name="Preformatted_20_Text">
      <style:text-properties officeooo:paragraph-rsid="01b36ea2"/>
    </style:style>
    <style:style style:name="P186" style:family="paragraph" style:parent-style-name="Heading_20_4">
      <style:text-properties officeooo:rsid="010e5a36" officeooo:paragraph-rsid="0129bf70"/>
    </style:style>
    <style:style style:name="P187" style:family="paragraph" style:parent-style-name="Heading_20_4">
      <style:text-properties officeooo:paragraph-rsid="0129bf70"/>
    </style:style>
    <style:style style:name="P188" style:family="paragraph">
      <style:text-properties style:font-name="F" fo:font-size="12pt"/>
    </style:style>
    <style:style style:name="P1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0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92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4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24175"/>
    </style:style>
    <style:style style:name="T76" style:family="text">
      <style:text-properties officeooo:rsid="00f3207b"/>
    </style:style>
    <style:style style:name="T77" style:family="text">
      <style:text-properties officeooo:rsid="00f552dc"/>
    </style:style>
    <style:style style:name="T78" style:family="text">
      <style:text-properties officeooo:rsid="00fc4eb1"/>
    </style:style>
    <style:style style:name="T79" style:family="text">
      <style:text-properties officeooo:rsid="00fc8da2"/>
    </style:style>
    <style:style style:name="T80" style:family="text">
      <style:text-properties officeooo:rsid="01094946"/>
    </style:style>
    <style:style style:name="T81" style:family="text">
      <style:text-properties officeooo:rsid="010e5a36"/>
    </style:style>
    <style:style style:name="T82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4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5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6" style:family="text">
      <style:text-properties fo:font-size="10pt" style:font-size-asian="10pt" style:font-size-complex="10pt"/>
    </style:style>
    <style:style style:name="T87" style:family="text">
      <style:text-properties fo:font-size="10pt" officeooo:rsid="010cd35c" style:font-size-asian="10pt" style:font-size-complex="10pt"/>
    </style:style>
    <style:style style:name="T88" style:family="text">
      <style:text-properties fo:font-size="10pt" officeooo:rsid="010cf119" style:font-size-asian="10pt" style:font-size-complex="10pt"/>
    </style:style>
    <style:style style:name="T89" style:family="text">
      <style:text-properties fo:font-size="10pt" officeooo:rsid="0110206d" style:font-size-asian="10pt" style:font-size-complex="10pt"/>
    </style:style>
    <style:style style:name="T90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1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2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4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5" style:family="text">
      <style:text-properties fo:font-size="10pt" style:text-underline-style="none" style:font-size-asian="10pt" style:font-size-complex="10pt"/>
    </style:style>
    <style:style style:name="T96" style:family="text">
      <style:text-properties fo:font-size="10pt" style:text-underline-style="none" officeooo:rsid="010cf119" style:font-size-asian="10pt" style:font-size-complex="10pt"/>
    </style:style>
    <style:style style:name="T97" style:family="text">
      <style:text-properties officeooo:rsid="0111bf50"/>
    </style:style>
    <style:style style:name="T98" style:family="text">
      <style:text-properties officeooo:rsid="0119a327"/>
    </style:style>
    <style:style style:name="T99" style:family="text">
      <style:text-properties officeooo:rsid="012834bd"/>
    </style:style>
    <style:style style:name="T100" style:family="text">
      <style:text-properties officeooo:rsid="0129bf70"/>
    </style:style>
    <style:style style:name="T101" style:family="text">
      <style:text-properties officeooo:rsid="0130e958"/>
    </style:style>
    <style:style style:name="T102" style:family="text">
      <style:text-properties fo:color="#ff6600" fo:font-weight="bold" style:font-weight-asian="bold" style:font-weight-complex="bold"/>
    </style:style>
    <style:style style:name="T103" style:family="text">
      <style:text-properties fo:color="#ff3333"/>
    </style:style>
    <style:style style:name="T104" style:family="text">
      <style:text-properties fo:color="#ff3333" fo:font-weight="bold" style:font-weight-asian="bold" style:font-weight-complex="bold"/>
    </style:style>
    <style:style style:name="T105" style:family="text">
      <style:text-properties fo:color="#ff3333" fo:font-weight="bold" officeooo:rsid="01084d6c" style:font-weight-asian="bold" style:font-weight-complex="bold"/>
    </style:style>
    <style:style style:name="T106" style:family="text">
      <style:text-properties fo:color="#ff3333" fo:font-weight="bold" officeooo:rsid="01921d6e" style:font-weight-asian="bold" style:font-weight-complex="bold"/>
    </style:style>
    <style:style style:name="T107" style:family="text">
      <style:text-properties fo:color="#ff3333" fo:font-weight="bold" officeooo:rsid="0194049f" style:font-weight-asian="bold" style:font-weight-complex="bold"/>
    </style:style>
    <style:style style:name="T108" style:family="text">
      <style:text-properties fo:color="#ff3333" fo:font-weight="bold" officeooo:rsid="019bb369" style:font-weight-asian="bold" style:font-weight-complex="bold"/>
    </style:style>
    <style:style style:name="T109" style:family="text">
      <style:text-properties fo:color="#ff3333" fo:font-weight="bold" officeooo:rsid="019df9d2" style:font-weight-asian="bold" style:font-weight-complex="bold"/>
    </style:style>
    <style:style style:name="T110" style:family="text">
      <style:text-properties fo:color="#ff3333" fo:font-weight="bold" officeooo:rsid="01a23cdc" style:font-weight-asian="bold" style:font-weight-complex="bold"/>
    </style:style>
    <style:style style:name="T111" style:family="text">
      <style:text-properties fo:color="#ff3333" officeooo:rsid="008950b1"/>
    </style:style>
    <style:style style:name="T112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3" style:family="text">
      <style:text-properties officeooo:rsid="014e3a86"/>
    </style:style>
    <style:style style:name="T114" style:family="text">
      <style:text-properties officeooo:rsid="01523c1e"/>
    </style:style>
    <style:style style:name="T115" style:family="text">
      <style:text-properties officeooo:rsid="0153d5fb"/>
    </style:style>
    <style:style style:name="T116" style:family="text">
      <style:text-properties officeooo:rsid="015b3d0f"/>
    </style:style>
    <style:style style:name="T117" style:family="text">
      <style:text-properties officeooo:rsid="015ec53f"/>
    </style:style>
    <style:style style:name="T118" style:family="text">
      <style:text-properties officeooo:rsid="01641178"/>
    </style:style>
    <style:style style:name="T119" style:family="text">
      <style:text-properties officeooo:rsid="01655dce"/>
    </style:style>
    <style:style style:name="T120" style:family="text">
      <style:text-properties officeooo:rsid="01695f18"/>
    </style:style>
    <style:style style:name="T121" style:family="text">
      <style:text-properties officeooo:rsid="016bec56"/>
    </style:style>
    <style:style style:name="T122" style:family="text">
      <style:text-properties officeooo:rsid="016dead4"/>
    </style:style>
    <style:style style:name="T123" style:family="text">
      <style:text-properties officeooo:rsid="01702567"/>
    </style:style>
    <style:style style:name="T124" style:family="text">
      <style:text-properties officeooo:rsid="0172b0f5"/>
    </style:style>
    <style:style style:name="T125" style:family="text">
      <style:text-properties officeooo:rsid="01739667"/>
    </style:style>
    <style:style style:name="T126" style:family="text">
      <style:text-properties officeooo:rsid="017b7371"/>
    </style:style>
    <style:style style:name="T127" style:family="text">
      <style:text-properties officeooo:rsid="017be25c"/>
    </style:style>
    <style:style style:name="T128" style:family="text">
      <style:text-properties officeooo:rsid="018801cb"/>
    </style:style>
    <style:style style:name="T129" style:family="text">
      <style:text-properties officeooo:rsid="01921d6e"/>
    </style:style>
    <style:style style:name="T130" style:family="text">
      <style:text-properties officeooo:rsid="019cdec6"/>
    </style:style>
    <style:style style:name="T131" style:family="text">
      <style:text-properties officeooo:rsid="01a0d6ed"/>
    </style:style>
    <style:style style:name="T132" style:family="text">
      <style:text-properties officeooo:rsid="01afe8e3"/>
    </style:style>
    <style:style style:name="T133" style:family="text">
      <style:text-properties officeooo:rsid="01b11f94"/>
    </style:style>
    <style:style style:name="T134" style:family="text">
      <style:text-properties officeooo:rsid="01b193e1"/>
    </style:style>
    <style:style style:name="T135" style:family="text">
      <style:text-properties officeooo:rsid="01b36ea2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2" form:id="control12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valiador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4" form:id="control14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5" form:id="control15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6" form:id="control16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8" form:id="control18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9" form:id="control19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0" form:id="control20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1" form:id="control21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6" form:id="control26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8" form:id="control28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0" form:id="control30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2" form:id="control32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3" form:id="control33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4" form:id="control34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5" form:id="control35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7" form:id="control37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1" text:outline-level="1"><text:bookmark-start text:name="__RefHeading___Toc2179_1800853931"/>Apresentação do projeto<text:bookmark-end text:name="__RefHeading___Toc2179_1800853931"/></text:h>
      <text:p text:style-name="P83">- <text:span text:style-name="T121">vídeo de apresentação</text:span></text:p>
      <text:p text:style-name="P83"/>
      <text:p text:style-name="P13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78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8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78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67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78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67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67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67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78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78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67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67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67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67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67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67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67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67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78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78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4</text:span></text:a></text:p>
          <text:p text:style-name="P178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5</text:span></text:a></text:p>
          <text:p text:style-name="P178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6</text:span></text:a></text:p>
          <text:p text:style-name="P178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7</text:span></text:a></text:p>
          <text:p text:style-name="P178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8</text:span></text:a></text:p>
          <text:p text:style-name="P178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9</text:span></text:a></text:p>
          <text:p text:style-name="P178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0</text:span></text:a></text:p>
          <text:p text:style-name="P178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1</text:span></text:a></text:p>
          <text:p text:style-name="P178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2</text:span></text:a></text:p>
          <text:p text:style-name="P178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3</text:span></text:a></text:p>
          <text:p text:style-name="P178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4</text:span></text:a></text:p>
          <text:p text:style-name="P178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5</text:span></text:a></text:p>
          <text:p text:style-name="P167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5</text:span></text:a></text:p>
          <text:p text:style-name="P167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6</text:span></text:a></text:p>
          <text:p text:style-name="P178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7</text:span></text:a></text:p>
        </text:index-body>
      </text:table-of-content>
      <text:p text:style-name="P67"/>
      <text:h text:style-name="P152" text:outline-level="1"><text:bookmark-start text:name="__RefHeading___Toc915_188003687"/><text:span text:style-name="T132">Arquivos do trabalho</text:span><text:bookmark-end text:name="__RefHeading___Toc915_188003687"/></text:h>
      <text:p text:style-name="P51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1"><draw:frame draw:style-name="fr6" draw:name="Figura5" text:anchor-type="paragraph" svg:width="19.001cm" svg:height="11.238cm" draw:z-index="53"><draw:image xlink:href="../imagens/configuracao/mapa-arquivos.svg" xlink:type="simple" xlink:show="embed" xlink:actuate="onLoad" draw:filter-name="&lt;Todos os formatos&gt;"/><draw:image xlink:href="Pictures/1000020100000398000002204C825AEDEB6FBEF1.png" xlink:type="simple" xlink:show="embed" xlink:actuate="onLoad"/></draw:frame></text:p>
      <text:p text:style-name="P53">Portanto, esse documento:</text:p>
      <text:list xml:id="list7490848444497759893" text:style-name="L1">
        <text:list-item>
          <text:p text:style-name="P139">Configura a geração do documento</text:p>
        </text:list-item>
        <text:list-item>
          <text:p text:style-name="P139">Fornece <text:span text:style-name="T60">informações para auxiliá-lo a elaborar o seu trabalho</text:span></text:p>
        </text:list-item>
        <text:list-item>
          <text:p text:style-name="P140">Foi elaborado para ser acessado através do Sumário <text:span text:style-name="T61">ou Marcadores</text:span></text:p>
        </text:list-item>
        <text:list-item>
          <text:p text:style-name="P141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45">Gera o trabalho acadêmico com as normas da ABNT vigentes <office:annotation office:name="__Annotation__2093_1590218357"><dc:creator>Autor desconhecido</dc:creator><dc:date>2016-07-16T17:37:27.050531020</dc:date><text:p text:style-name="P188"><text:span text:style-name="T136">Algumas pessoas confundem </text:span><text:span text:style-name="T137">o ano de publicação</text:span><text:span text:style-name="T136"> das Normas da ABNT com a sua </text:span><text:span text:style-name="T137">vigência</text:span><text:span text:style-name="T136">. Por exemplo, este documento foi baseado na Norma </text:span><text:span text:style-name="T137">ABNT NBR 14724:2011</text:span><text:span text:style-name="T136">. Apesar dela ter sido publicada em </text:span><text:span text:style-name="T137">2011</text:span><text:span text:style-name="T136">, ela ainda </text:span><text:span text:style-name="T137">continua em vigor em 2016</text:span><text:span text:style-name="T136">. Existem algumas normas que estão em vigor desde 2002.</text:span></text:p><text:p text:style-name="P188"><text:span text:style-name="T136">Caso tenha dúvidas sobre a vigência das normas, recomendamos acessar o catálogo da ABNT em </text:span><text:span text:style-name="T136"><text:a xlink:href="http://www.abntcatalogo.com.br/" xlink:type="simple">http://www.abntcatalogo.com.br/</text:a></text:span><text:span text:style-name="T136"> e pesquisar por “trabalhos acadêmicos”.</text:span></text:p></office:annotation>atualmente.<office:annotation-end office:name="__Annotation__2093_1590218357"/></text:p>
        </text:list-item>
      </text:list>
      <text:h text:style-name="P153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4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6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6">Nome:</text:p>
      <text:p text:style-name="P26"><draw:control text:anchor-type="as-char" draw:z-index="0" draw:name="Forma5" draw:style-name="gr1" draw:text-style-name="P189" svg:width="16.934cm" svg:height="0.795cm" draw:control="control1"/></text:p>
      <text:p text:style-name="P150">Lembre-se que o nome do arquivo salvo deve ser <text:span text:style-name="T3">configuracao.pdf</text:span><text:span text:style-name="T24"> </text:span><text:span text:style-name="T25">e salvo DENTRO da pasta do trabalho.</text:span></text:p>
      <text:p text:style-name="P30">Na seção a seguir são apresentados editores de PDF que você pode utilizar, caso não tenha conseguido salvar o arquivo.</text:p>
      <text:h text:style-name="P168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5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27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58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1">Configuração inicial: </text:span>Capa <text:span text:style-name="T99">e Folha de Rosto</text:span><text:bookmark-end text:name="__RefHeading___Toc539_188003687"/></text:h>
      <text:p text:style-name="P36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3"><draw:frame draw:style-name="fr1" draw:name="Figura2" text:anchor-type="as-char" svg:width="5.438cm" svg:height="7.137cm" draw:z-index="3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47"><text:span text:style-name="T45">Selecione o tipo do seu trabalho:<text:line-break/></text:span><text:span text:style-name="T45"><draw:control text:anchor-type="as-char" draw:z-index="15" draw:name="Forma9" draw:style-name="gr1" draw:text-style-name="P189" svg:width="17.01cm" svg:height="1.158cm" draw:control="control15"/></text:span></text:p>
      <text:h text:style-name="P169" text:outline-level="2"><text:bookmark-start text:name="__RefHeading___Toc1305_188003687"/>Configurando a Capa<text:bookmark-end text:name="__RefHeading___Toc1305_188003687"/></text:h>
      <text:p text:style-name="P50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8">Atualize o campo abaixo com o nome da sua instituição:<text:line-break/><draw:control text:anchor-type="as-char" draw:z-index="6" draw:name="Forma1" draw:style-name="gr1" draw:text-style-name="P190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37">Atualize o campo abaixo com o nome completo do autor do trabalho:<text:line-break/><draw:control text:anchor-type="as-char" draw:z-index="5" draw:name="Forma1" draw:style-name="gr1" draw:text-style-name="P190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28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1" draw:name="Forma1" draw:style-name="gr1" draw:text-style-name="P190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39">Escreva o nome da cidade aonde o trabalho será apresentado:<text:line-break/><draw:control text:anchor-type="as-char" draw:z-index="4" draw:name="Forma1" draw:style-name="gr1" draw:text-style-name="P190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1">Segundo as normas da ABNT, <text:span text:style-name="T47">a capa do trabalho deve conter o ano de entrega do trabalho (ABNT NBR 14724:2011, 4.1.1 Capa).</text:span></text:p>
      <text:p text:style-name="P29">Atualize o ano <text:span text:style-name="T59">(Ex: </text:span><text:span text:style-name="T59"><text:date style:data-style-name="N10107" text:date-value="2016-07-16T17:56:03.615489564">2016</text:date></text:span><text:span text:style-name="T59">)</text:span>:</text:p>
      <text:p text:style-name="P1"><draw:control text:anchor-type="as-char" draw:z-index="2" draw:name="Forma1" draw:style-name="gr1" draw:text-style-name="P190" svg:width="16.999cm" svg:height="0.757cm" draw:control="control3"/></text:p>
      <text:h text:style-name="P170" text:outline-level="2"><text:bookmark-start text:name="__RefHeading___Toc1151_1300869590"/>Configurando a Folha de Rosto<text:bookmark-end text:name="__RefHeading___Toc1151_1300869590"/></text:h>
      <text:p text:style-name="P35"><draw:frame draw:style-name="fr2" draw:name="Figura11" text:anchor-type="as-char" svg:width="6.193cm" svg:height="9.058cm" draw:z-index="31"><draw:image xlink:href="../imagens/configuracao/folha-de-rosto.png" xlink:type="simple" xlink:show="embed" xlink:actuate="onLoad"/></draw:frame></text:p>
      <text:h text:style-name="P179" text:outline-level="3"><text:bookmark-start text:name="__RefHeading___Toc1361_1300869590"/>Orientador<text:bookmark-end text:name="__RefHeading___Toc1361_1300869590"/></text:h>
      <text:p text:style-name="P44">Nome do Professor Orientador:<text:line-break/><draw:control text:anchor-type="as-char" draw:z-index="16" draw:name="Forma1" draw:style-name="gr1" draw:text-style-name="P190" svg:width="16.999cm" svg:height="0.757cm" draw:control="control16"/></text:p>
      <text:h text:style-name="P180" text:outline-level="3"><text:bookmark-start text:name="__RefHeading___Toc1363_1300869590"/>Coorientador<text:bookmark-end text:name="__RefHeading___Toc1363_1300869590"/></text:h>
      <text:p text:style-name="P45"><text:span text:style-name="T97">Caso tenha um coorientador, preencha o nome dele (deixe vazio se não tiver):<text:line-break/></text:span><text:span text:style-name="T97"><draw:control text:anchor-type="as-char" draw:z-index="17" draw:name="Forma1" draw:style-name="gr1" draw:text-style-name="P190" svg:width="16.999cm" svg:height="0.757cm" draw:control="control17"/></text:span></text:p>
      <text:h text:style-name="P181" text:outline-level="3"><text:bookmark-start text:name="__RefHeading___Toc1365_1300869590"/><text:soft-page-break/>T<text:span text:style-name="T79">i</text:span>tul<text:span text:style-name="T78">ação</text:span> <text:span text:style-name="T100">que será obtida</text:span><text:bookmark-end text:name="__RefHeading___Toc1365_1300869590"/></text:h>
      <text:p text:style-name="P48">Qual o título que você irá obter ao final do curso? Exemplos de títulos são: Bacharel em Computação, Licenciatura em Letra em Inglês, Mestre em Ciências Biológicas, Doutor em Física.<text:line-break/><draw:control text:anchor-type="as-char" draw:z-index="18" draw:name="Forma1" draw:style-name="gr1" draw:text-style-name="P190" svg:width="16.999cm" svg:height="0.757cm" draw:control="control18"/></text:p>
      <text:h text:style-name="P182" text:outline-level="3"><text:bookmark-start text:name="__RefHeading___Toc1367_1300869590"/><text:span text:style-name="T100">Seu trabalho é uma </text:span>Monografia?<text:bookmark-end text:name="__RefHeading___Toc1367_1300869590"/></text:h>
      <text:p text:style-name="P62">Qual o nome do seu curso?</text:p>
      <text:p text:style-name="P3"><draw:control text:anchor-type="as-char" draw:z-index="21" draw:name="Forma1" draw:style-name="gr1" draw:text-style-name="P189" svg:width="16.999cm" svg:height="0.757cm" draw:control="control19"/></text:p>
      <text:p text:style-name="P61">Caso o seu trabalho seja uma monografia o sistema <text:span text:style-name="T81">gerará um </text:span>texto <text:span text:style-name="T81">similar ao seguinte</text:span>:</text:p>
      <text:p text:style-name="P132"><text:span text:style-name="T82">Monografia</text:span><text:span text:style-name="T87"> apresentada </text:span><text:span text:style-name="T88">ao </text:span><text:span text:style-name="T87">Curso de </text:span><text:span text:style-name="T83">Licenciatura em Letras</text:span><text:span text:style-name="T90"> da </text:span><text:span text:style-name="T92">Universidade Federal da Paraíba</text:span><text:span text:style-name="T90">, como <text:s/>requisito para obtenção do grau de </text:span><text:span text:style-name="T92">Licenciado em Letras, habilitação em Língua Portuguesa</text:span><text:span text:style-name="T90">.</text:span></text:p>
      <text:h text:style-name="P183" text:outline-level="3"><text:bookmark-start text:name="__RefHeading___Toc1369_1300869590"/>Seu trabalho é uma Dissertação ou Tese?<text:bookmark-end text:name="__RefHeading___Toc1369_1300869590"/></text:h>
      <text:p text:style-name="P131">Caso o seu trabalho seja uma pós graduação, forneça o nome do Programa e a linha de pesquisa:</text:p>
      <text:h text:style-name="P186" text:outline-level="4"><text:bookmark-start text:name="__RefHeading___Toc1371_1300869590"/>Programa<text:bookmark-end text:name="__RefHeading___Toc1371_1300869590"/></text:h>
      <text:p text:style-name="P4"><draw:control text:anchor-type="as-char" draw:z-index="22" draw:name="Forma1" draw:style-name="gr1" draw:text-style-name="P190" svg:width="16.999cm" svg:height="0.757cm" draw:control="control20"/></text:p>
      <text:h text:style-name="P187" text:outline-level="4"><text:bookmark-start text:name="__RefHeading___Toc1373_1300869590"/>Linha de pesquisa<text:bookmark-end text:name="__RefHeading___Toc1373_1300869590"/></text:h>
      <text:p text:style-name="P4"><draw:control text:anchor-type="as-char" draw:z-index="23" draw:name="Forma1" draw:style-name="gr1" draw:text-style-name="P190" svg:width="16.999cm" svg:height="0.757cm" draw:control="control21"/></text:p>
      <text:p text:style-name="P130">Caso o seu trabalho seja uma <text:span text:style-name="T37">Dissertação </text:span><text:span text:style-name="T38">ou Tese</text:span> o sistema utilizará as informações fornecidas <text:span text:style-name="T81">para gerar um </text:span>texto <text:span text:style-name="T81">similar ao seguinte</text:span>:</text:p>
      <text:p text:style-name="P133"><text:span text:style-name="T84">Dissertação/</text:span><text:span text:style-name="T85">Tese</text:span><text:span text:style-name="T86"> apresentada </text:span><text:span text:style-name="T88">ao </text:span><text:span text:style-name="T89">Programa</text:span><text:span text:style-name="T86"> de </text:span><text:span text:style-name="T84">Pós-Graduação em Letras</text:span><text:span text:style-name="T96"> da </text:span><text:span text:style-name="T92">Universidade Federal da Paraíba</text:span><text:span text:style-name="T96">, como <text:s/>requisito para obtenção do grau de </text:span><text:span text:style-name="T93">Mestre/</text:span><text:span text:style-name="T94">Doutor</text:span><text:span text:style-name="T92"> em Letras</text:span><text:span text:style-name="T96">.</text:span></text:p>
      <text:p text:style-name="P134"><text:span text:style-name="T92">L</text:span><text:span text:style-name="T93">inha de pesquisa</text:span><text:span text:style-name="T91">: </text:span><text:span text:style-name="T95">Literatura e Cultura.</text:span></text:p>
      <text:h text:style-name="P154" text:outline-level="1"><text:bookmark-start text:name="__RefHeading___Toc713_264611400"/><text:span text:style-name="T123">Escrevendo o t</text:span>exto <text:span text:style-name="T123">do trabalho</text:span><text:bookmark-end text:name="__RefHeading___Toc713_264611400"/></text:h>
      <text:p text:style-name="P52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4"><draw:frame draw:style-name="fr3" draw:name="Figura4" text:anchor-type="as-char" svg:width="8.551cm" svg:height="8.481cm" draw:z-index="20"><draw:image xlink:href="../imagens/configuracao/trabalho-academico-elementos.png" xlink:type="simple" xlink:show="embed" xlink:actuate="onLoad"/></draw:frame></text:p>
      <text:p text:style-name="P54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54"><draw:frame draw:style-name="fr4" draw:name="Figura20" text:anchor-type="paragraph" svg:width="19.001cm" svg:height="10.273cm" draw:z-index="24"><draw:image xlink:href="../imagens/configuracao/mapa-arquivos.svg" xlink:type="simple" xlink:show="embed" xlink:actuate="onLoad"/><draw:image xlink:href="Pictures/1000020100000398000002204C825AEDEB6FBEF1.png" xlink:type="simple" xlink:show="embed" xlink:actuate="onLoad"/></draw:frame></text:p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9">Como inserir os capítulos e seções</text:p>
          </table:table-cell>
          <table:table-cell table:style-name="Tabela2.B1" office:value-type="string">
            <text:p text:style-name="P99">Como será apresentado</text:p>
          </table:table-cell>
        </table:table-row>
        <table:table-row>
          <table:table-cell table:style-name="Tabela2.A2" office:value-type="string">
            <text:p text:style-name="P121"># Título do Capítulo</text:p>
            <text:p text:style-name="P121"/>
            <text:p text:style-name="P121">## Título da seção</text:p>
            <text:p text:style-name="P121"/>
            <text:p text:style-name="P121">### Título da subseção</text:p>
            <text:p text:style-name="P121"/>
            <text:p text:style-name="P121">#### Título da subsubseção</text:p>
            <text:p text:style-name="P121"/>
            <text:p text:style-name="P121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28"><draw:frame draw:style-name="fr3" draw:name="Figura7" text:anchor-type="as-char" svg:width="6.426cm" svg:height="5.121cm" draw:z-index="32"><draw:image xlink:href="../imagens/configuracao/capitulos-e-secoes.png" xlink:type="simple" xlink:show="embed" xlink:actuate="onLoad"/></draw:frame></text:p>
          </table:table-cell>
        </table:table-row>
      </table:table>
      <text:p text:style-name="P56">É recomendado que seja incluído uma linha em branco após os títulos.</text:p>
      <text:p text:style-name="P55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0">Como inserir <text:span text:style-name="T73">listas não ordenadas</text:span></text:p>
          </table:table-cell>
          <table:table-cell table:style-name="Tabela7.B1" office:value-type="string">
            <text:p text:style-name="P103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20">- Objetivo 1;</text:p>
            <text:p text:style-name="P120">- Objetivo 2;</text:p>
            <text:p text:style-name="P120">- Objetivo 3.</text:p>
          </table:table-cell>
          <table:table-cell table:style-name="Tabela7.B2" office:value-type="string">
            <text:p text:style-name="P120"><draw:frame draw:style-name="fr3" draw:name="Figura8" text:anchor-type="as-char" svg:width="3.096cm" svg:height="2.201cm" draw:z-index="33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1">Como inserir</text:p>
          </table:table-cell>
          <table:table-cell table:style-name="Tabela4.B1" office:value-type="string">
            <text:p text:style-name="P103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22">1. Primeiro item da lista;</text:p>
            <text:p text:style-name="P122">2. Segundo item da lista;</text:p>
            <text:p text:style-name="P122">3. Terceiro item da lista.</text:p>
          </table:table-cell>
          <table:table-cell table:style-name="Tabela4.B2" office:value-type="string">
            <text:p text:style-name="P122"><draw:frame draw:style-name="fr5" draw:name="Figura9" text:anchor-type="as-char" svg:y="-2.295cm" svg:width="5.44cm" svg:height="2.295cm" draw:z-index="34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1">Como inserir</text:p>
          </table:table-cell>
          <table:table-cell table:style-name="Tabela8.B1" office:value-type="string">
            <text:p text:style-name="P101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23">a. Primeiro item da lista;</text:p>
            <text:p text:style-name="P123">b. Segundo item da lista;</text:p>
            <text:p text:style-name="P123">c. Terceiro item da lista.</text:p>
          </table:table-cell>
          <table:table-cell table:style-name="Tabela8.B2" office:value-type="string">
            <text:p text:style-name="P127"><draw:frame draw:style-name="fr3" draw:name="Figura10" text:anchor-type="as-char" svg:width="5.085cm" svg:height="1.894cm" draw:z-index="35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1">Como inserir</text:p>
          </table:table-cell>
          <table:table-cell table:style-name="Tabela8.B2" office:value-type="string">
            <text:p text:style-name="P101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24">a) Primeiro item da lista;</text:p>
            <text:p text:style-name="P124">b) Segundo item da lista;</text:p>
            <text:p text:style-name="P124">c) Terceiro item da lista.</text:p>
          </table:table-cell>
          <table:table-cell table:style-name="Tabela8.B2" office:value-type="string">
            <text:p text:style-name="P127"><draw:frame draw:style-name="fr3" draw:name="Figura12" text:anchor-type="as-char" svg:width="5.151cm" svg:height="2.131cm" draw:z-index="36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915_1711771620"/><text:soft-page-break/>Lista <text:span text:style-name="T77">com parágrafos entre os itens</text:span><text:bookmark-end text:name="__RefHeading___Toc915_1711771620"/></text:h>
      <text:p text:style-name="P129"><text:span text:style-name="T77">Para adicionar um parágrafo de texto referente ao item, esse parágrafo deve </text:span><text:span text:style-name="T112">iniciar com 4 espaços</text:span><text:span text:style-name="T77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2">Como inserir</text:p>
          </table:table-cell>
        </table:table-row>
        <table:table-row>
          <table:table-cell table:style-name="Tabela6.A2" office:value-type="string">
            <text:p text:style-name="P126">Parágrafo normal antes da lista, ele tem o propósito de demonstrar o espaçamento da lista em relação a um parágrafo normal.</text:p>
            <text:p text:style-name="P126"/>
            <text:p text:style-name="P126">1. Primeiro item da lista;</text:p>
            <text:p text:style-name="P126"/>
            <text:p text:style-name="P126"><text:s text:c="4"/>Texto sobre o primeiro item da lista.</text:p>
            <text:p text:style-name="P126"/>
            <text:p text:style-name="P126">2. Segundo item da lista;</text:p>
            <text:p text:style-name="P126"/>
            <text:p text:style-name="P126"><text:s text:c="4"/>Texto sobre o segundo item.</text:p>
            <text:p text:style-name="P126"/>
            <text:p text:style-name="P126">3. Terceiro item da lista.</text:p>
            <text:p text:style-name="P126"/>
            <text:p text:style-name="P126"><text:s text:c="4"/>Texto sobre o terceiro item.</text:p>
            <text:p text:style-name="P126"/>
            <text:p text:style-name="P12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2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25"><draw:frame draw:style-name="fr3" draw:name="Figura13" text:anchor-type="as-char" svg:width="16.582cm" svg:height="9.798cm" draw:z-index="37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2">Como inserir</text:p>
            </table:table-cell>
          </table:table-row>
        </table:table-header-rows>
        <table:table-row>
          <table:table-cell table:style-name="Tabela9.A2" office:value-type="string">
            <text:p text:style-name="P126">Parágrafo normal antes da lista, ele tem o propósito de demonstrar o espaçamento da lista em relação a um parágrafo normal.</text:p>
            <text:p text:style-name="P126"/>
            <text:p text:style-name="P126">a) Primeiro item da lista;</text:p>
            <text:p text:style-name="P126"/>
            <text:p text:style-name="P126"><text:s text:c="4"/>Texto sobre o primeiro item da lista.</text:p>
            <text:p text:style-name="P126"/>
            <text:p text:style-name="P126">b) Segundo item da lista;</text:p>
            <text:p text:style-name="P126"/>
            <text:p text:style-name="P126"><text:s text:c="4"/>Texto sobre o segundo item.</text:p>
            <text:p text:style-name="P126"/>
            <text:p text:style-name="P126">c) Terceiro item da lista.</text:p>
            <text:p text:style-name="P126"/>
            <text:p text:style-name="P126"><text:s text:c="4"/>Texto sobre o terceiro item.</text:p>
            <text:p text:style-name="P126"/>
            <text:p text:style-name="P12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2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25"><draw:frame draw:style-name="fr4" draw:name="Figura14" text:anchor-type="paragraph" svg:width="16.806cm" svg:height="9.689cm" draw:z-index="19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3" text:outline-level="2"><text:bookmark-start text:name="__RefHeading___Toc1012_1676333243"/>Documentação externa<text:bookmark-end text:name="__RefHeading___Toc1012_1676333243"/></text:h>
      <text:p text:style-name="P57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7" text:outline-level="2"><text:bookmark-start text:name="__RefHeading___Toc917_1711771620"/>Minhas listas<text:bookmark-end text:name="__RefHeading___Toc917_1711771620"/></text:h>
      <text:p text:style-name="P59"><text:span text:style-name="T76">Edite</text:span> o espaço a seguir para salvar <text:span text:style-name="T75">suas próprias </text:span>listas:</text:p>
      <text:p text:style-name="P59"><draw:control text:anchor-type="as-char" svg:y="-7.228cm" draw:z-index="13" draw:name="Forma2" draw:style-name="gr2" draw:text-style-name="P191" svg:width="16.971cm" svg:height="13.914cm" draw:control="control12"/></text:p>
      <text:h text:style-name="P155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57" text:outline-level="1"><text:bookmark-start text:name="__RefHeading___Toc2894_1800853931"/><text:alphabetical-index-mark-start text:id="IMark155398536" text:main-entry="true"/>Resumo<text:alphabetical-index-mark-end text:id="IMark155398536"/> <text:span text:style-name="T134">(obrigatório)</text:span><text:bookmark-end text:name="__RefHeading___Toc2894_1800853931"/></text:h>
      <text:p text:style-name="P8">Escreva s<text:span text:style-name="T124">eu</text:span> <text:span text:style-name="T124">resumo</text:span> <text:span text:style-name="T120">ou copie do exemplo</text:span>:</text:p>
      <text:p text:style-name="P17"><draw:control text:anchor-type="as-char" svg:y="-5.5cm" draw:z-index="12" draw:name="Forma7" draw:style-name="gr2" draw:text-style-name="P189" svg:width="19cm" svg:height="9cm" draw:control="control25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4">:</text:span></text:p>
      <text:p text:style-name="P17"><draw:control text:anchor-type="as-char" draw:z-index="27" draw:name="Forma7" draw:style-name="gr1" draw:text-style-name="P189" svg:width="19cm" svg:height="2.001cm" draw:control="control26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09"><text:span text:style-name="T125">O</text:span> resumo deve ressaltar o objetivo, o método, os resultados e as conclusões do documento, <text:span text:style-name="T125">no trabalho acadêmico deve ter até 500 palavras. As palavras em outros idiomas, como *book* devem ser em *itálico*.</text:span></text:p>
            <text:p text:style-name="P109"/>
          </table:table-cell>
          <table:covered-table-cell/>
        </table:table-row>
        <table:table-row>
          <table:table-cell table:style-name="Tabela12.A2" office:value-type="string">
            <text:p text:style-name="P113">Palavras chaves: </text:p>
          </table:table-cell>
          <table:table-cell table:style-name="Tabela12.B2" office:value-type="string">
            <text:p text:style-name="P113">Trabalho acadêmico. Monografia. Dissertação. Tese.</text:p>
            <text:p text:style-name="P113"/>
          </table:table-cell>
        </table:table-row>
      </table:table>
      <text:p text:style-name="Text_20_body"/>
      <text:h text:style-name="P156" text:outline-level="1"><text:bookmark-start text:name="__RefHeading___Toc2896_1800853931"/><text:alphabetical-index-mark-start text:id="IMark155139880"/><text:span text:style-name="T126">Abstract</text:span><text:alphabetical-index-mark-end text:id="IMark155139880"/><text:span text:style-name="T126"> (resumo em </text:span><text:alphabetical-index-mark-start text:id="IMark72445336" text:key1="Resumo"/><text:span text:style-name="T126">Inglês</text:span><text:alphabetical-index-mark-end text:id="IMark72445336"/><text:span text:style-name="T126">, obrigatório)</text:span><text:bookmark-end text:name="__RefHeading___Toc2896_1800853931"/></text:h>
      <text:p text:style-name="P9">Escreva s<text:span text:style-name="T124">eu</text:span> <text:span text:style-name="T126">abstract</text:span> <text:span text:style-name="T120">ou copie do exemplo</text:span>:</text:p>
      <text:p text:style-name="P18"><draw:control text:anchor-type="as-char" svg:y="-5.5cm" draw:z-index="28" draw:name="Forma7" draw:style-name="gr2" draw:text-style-name="P189" svg:width="19cm" svg:height="9cm" draw:control="control27"/></text:p>
      <text:p text:style-name="P85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4">:</text:span></text:p>
      <text:p text:style-name="P18"><draw:control text:anchor-type="as-char" draw:z-index="29" draw:name="Forma7" draw:style-name="gr1" draw:text-style-name="P189" svg:width="19cm" svg:height="2.001cm" draw:control="control28"/></text:p>
      <text:p text:style-name="P8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7">This is an english abstract.</text:p>
            <text:p text:style-name="P110"/>
          </table:table-cell>
          <table:covered-table-cell/>
        </table:table-row>
        <table:table-row>
          <table:table-cell table:style-name="Tabela13.A2" office:value-type="string">
            <text:p text:style-name="P114">Palavras chaves: </text:p>
          </table:table-cell>
          <table:table-cell table:style-name="Tabela13.B2" office:value-type="string">
            <text:p text:style-name="P117">Academic text. Scientific text. Markdown</text:p>
            <text:p text:style-name="P114"/>
          </table:table-cell>
        </table:table-row>
      </table:table>
      <text:p text:style-name="P85"/>
      <text:h text:style-name="P166" text:outline-level="1"><text:bookmark-start text:name="__RefHeading___Toc2898_1800853931"/>Resumen (resumo em <text:alphabetical-index-mark-start text:id="IMark120996792" text:key1="Resumo"/>Espanhol<text:alphabetical-index-mark-end text:id="IMark120996792"/><text:span text:style-name="T126">, opcional</text:span>)<text:bookmark-end text:name="__RefHeading___Toc2898_1800853931"/></text:h>
      <text:p text:style-name="P10"><text:span text:style-name="T127">Caso deseje um resumo em espanhol escreva o texto abaixo</text:span>:</text:p>
      <text:p text:style-name="P19"><draw:control text:anchor-type="as-char" svg:y="-5.5cm" draw:z-index="30" draw:name="Forma7" draw:style-name="gr2" draw:text-style-name="P189" svg:width="19cm" svg:height="9cm" draw:control="control29"/></text:p>
      <text:p text:style-name="P86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4">:</text:span></text:p>
      <text:p text:style-name="P19"><draw:control text:anchor-type="as-char" draw:z-index="38" draw:name="Forma7" draw:style-name="gr1" draw:text-style-name="P189" svg:width="19cm" svg:height="2.001cm" draw:control="control30"/></text:p>
      <text:p text:style-name="P8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18">Este es el resumen en español.</text:p>
            <text:p text:style-name="P111"/>
          </table:table-cell>
          <table:covered-table-cell/>
        </table:table-row>
        <table:table-row>
          <table:table-cell table:style-name="Tabela14.A2" office:value-type="string">
            <text:p text:style-name="P115">Palavras chaves: </text:p>
          </table:table-cell>
          <table:table-cell table:style-name="Tabela14.B2" office:value-type="string">
            <text:p text:style-name="P118">latex. abntex. publicación de textos.</text:p>
            <text:p text:style-name="P115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54727896" text:key1="Resumo"/><text:span text:style-name="T128">Francês</text:span><text:alphabetical-index-mark-end text:id="IMark154727896"/><text:span text:style-name="T128">, opcional</text:span>)<text:bookmark-end text:name="__RefHeading___Toc2900_1800853931"/></text:h>
      <text:p text:style-name="P11"><text:span text:style-name="T127">Caso deseje um resumo em francês escreva o texto abaixo</text:span>:</text:p>
      <text:p text:style-name="P20"><draw:control text:anchor-type="as-char" svg:y="-5.5cm" draw:z-index="39" draw:name="Forma7" draw:style-name="gr2" draw:text-style-name="P189" svg:width="19cm" svg:height="9cm" draw:control="control31"/></text:p>
      <text:p text:style-name="P87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4">:</text:span></text:p>
      <text:p text:style-name="P20"><draw:control text:anchor-type="as-char" draw:z-index="40" draw:name="Forma7" draw:style-name="gr1" draw:text-style-name="P189" svg:width="19cm" svg:height="2.001cm" draw:control="control32"/></text:p>
      <text:p text:style-name="P8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19">Il s'agit d'un résumé en français.</text:p>
            <text:p text:style-name="P112"/>
          </table:table-cell>
          <table:covered-table-cell/>
        </table:table-row>
        <table:table-row>
          <table:table-cell table:style-name="Tabela15.A2" office:value-type="string">
            <text:p text:style-name="P116">Palavras chaves: </text:p>
          </table:table-cell>
          <table:table-cell table:style-name="Tabela15.B2" office:value-type="string">
            <text:p text:style-name="P119">latex. abntex. publicación de textos.</text:p>
            <text:p text:style-name="P116"/>
          </table:table-cell>
        </table:table-row>
      </table:table>
      <text:p text:style-name="P87"/>
      <text:h text:style-name="P158" text:outline-level="1"><text:bookmark-start text:name="__RefHeading___Toc205_1414260196"/><text:span text:style-name="T1">Lista de </text:span><text:alphabetical-index-mark-start text:id="IMark157991080" text:key1="Lista"/><text:span text:style-name="T1">Siglas</text:span><text:alphabetical-index-mark-end text:id="IMark157991080"/> (opcional)<text:bookmark-end text:name="__RefHeading___Toc205_1414260196"/></text:h>
      <text:p text:style-name="P12">Escreva <text:span text:style-name="T129">suas siglas</text:span> <text:span text:style-name="T119">ou copie e cole do exemplo</text:span>:</text:p>
      <text:p text:style-name="P12"><draw:control text:anchor-type="as-char" draw:z-index="41" draw:name="Forma7" draw:style-name="gr1" draw:text-style-name="P192" svg:width="19cm" svg:height="14.174cm" draw:control="control35"/></text:p>
      <text:p text:style-name="P90"><text:span text:style-name="T2">Exemplo</text:span>:</text:p>
      <text:p text:style-name="P91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a sigla de sua </text:span><text:span text:style-name="T108">definição</text:span><text:span text:style-name="T106">.</text:span></text:p>
      <text:p text:style-name="P95"><text:span text:style-name="T106">B</text:span><text:span text:style-name="T104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9">ABNT: Associação Brasileira de Normas Técnicas<text:line-break/>abnTeX: ABsurdas Normas para TeX</text:p>
          </table:table-cell>
        </table:table-row>
      </table:table>
      <text:p text:style-name="P94"/>
      <text:p text:style-name="P96"><draw:frame draw:style-name="fr3" draw:name="Figura18" text:anchor-type="as-char" svg:width="10.636cm" svg:height="3.286cm" draw:z-index="45"><draw:image xlink:href="../imagens/configuracao/lista-siglas.png" xlink:type="simple" xlink:show="embed" xlink:actuate="onLoad"/></draw:frame></text:p>
      <text:p text:style-name="P88">Segundo ABNT NBR 14724:2011 (4.2.1.11), a lista de siglas ou abreviaturas <text:span text:style-name="T17">é </text:span><text:span text:style-name="T2">opciona</text:span><text:span text:style-name="T18">l</text:span>.</text:p>
      <text:h text:style-name="P159" text:outline-level="1"><text:bookmark-start text:name="__RefHeading___Toc2301_929134249"/><text:span text:style-name="T1">Lista de </text:span><text:alphabetical-index-mark-start text:id="IMark72445336" text:key1="Lista"/><text:span text:style-name="T1">Símbolos</text:span><text:alphabetical-index-mark-end text:id="IMark72445336"/><text:span text:style-name="T1"> </text:span>(opcional)<text:bookmark-end text:name="__RefHeading___Toc2301_929134249"/></text:h>
      <text:p text:style-name="P13">Escreva <text:span text:style-name="T130">seus símbolos</text:span> <text:span text:style-name="T119">ou copie e cole do exemplo</text:span>:</text:p>
      <text:p text:style-name="P13"><draw:control text:anchor-type="as-char" draw:z-index="42" draw:name="Forma7" draw:style-name="gr1" draw:text-style-name="P192" svg:width="19cm" svg:height="12.33cm" draw:control="control36"/></text:p>
      <text:p text:style-name="P93"><text:span text:style-name="T2">Exemplo</text:span>:</text:p>
      <text:p text:style-name="P92"><text:span text:style-name="T110">O</text:span><text:span text:style-name="T106">s dois pontos </text:span><text:span text:style-name="T110">(</text:span><text:span text:style-name="T106">“:”</text:span><text:span text:style-name="T110">)</text:span><text:span text:style-name="T106"> deve</text:span><text:span text:style-name="T107">rá</text:span><text:span text:style-name="T106"> separar </text:span><text:span text:style-name="T109">o símbolo </text:span><text:span text:style-name="T106">de sua </text:span><text:span text:style-name="T108">definição</text:span><text:span text:style-name="T106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97">Gamma: Letra grega Gama<text:line-break/>Lambda: Lambda<text:line-break/>zeta: Letra grega minúscula zeta<text:line-break/>in: Pertence</text:p>
          </table:table-cell>
        </table:table-row>
      </table:table>
      <text:p text:style-name="P98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31">Ou digite </text:span><text:span text:style-name="Source_20_Text"><text:span text:style-name="T131">texdoc symbols</text:span></text:span><text:span text:style-name="T131"> no terminal.</text:span></text:p>
      <text:p text:style-name="P98"><draw:frame draw:style-name="fr4" draw:name="Figura19" text:anchor-type="paragraph" svg:width="11.236cm" svg:height="5.239cm" draw:z-index="43"><draw:image xlink:href="Pictures/100002010000023400000107BAEDD9F24615CD88.png" xlink:type="simple" xlink:show="embed" xlink:actuate="onLoad"/></draw:frame></text:p>
      <text:h text:style-name="P160" text:outline-level="1"><text:bookmark-start text:name="__RefHeading___Toc3236_1800853931"/>Listas de Tabelas e Ilustrações <text:span text:style-name="T133">(opcionais)</text:span><text:bookmark-end text:name="__RefHeading___Toc3236_1800853931"/></text:h>
      <text:p text:style-name="P22">Caso deseje uma lista de <text:alphabetical-index-mark-start text:id="IMark157120872" text:key1="Lista"/>ilustrações<text:alphabetical-index-mark-end text:id="IMark157120872"/>, selecione abaixo:</text:p>
      <text:p text:style-name="P21"><draw:control text:anchor-type="as-char" draw:z-index="44" draw:name="Forma3" draw:style-name="gr1" draw:text-style-name="P189" svg:width="18.874cm" svg:height="1.819cm" draw:control="control33"/></text:p>
      <text:p text:style-name="P22">Caso deseje uma lista de <text:alphabetical-index-mark-start text:id="IMark120418168" text:key1="Lista"/>tabelas<text:alphabetical-index-mark-end text:id="IMark120418168"/>, selecione abaixo:</text:p>
      <text:p text:style-name="P23"><draw:control text:anchor-type="as-char" draw:z-index="46" draw:name="Forma3" draw:style-name="gr1" draw:text-style-name="P189" svg:width="18.874cm" svg:height="1.819cm" draw:control="control34"/></text:p>
      <text:p text:style-name="P21"/>
      <text:p text:style-name="P22"/>
      <text:h text:style-name="Heading_20_1" text:outline-level="1"><text:bookmark-start text:name="__RefHeading___Toc1093_22286579"/>Ficha catalográfica <text:span text:style-name="T133">(obrigatória)</text:span><text:bookmark-end text:name="__RefHeading___Toc1093_22286579"/></text:h>
      <text:p text:style-name="P64"><text:span text:style-name="T98">A versão final do trabalho deve incluir uma </text:span>filha catalográfica<text:span text:style-name="T98"> </text:span><text:span text:style-name="T8">no verso da folha de rosto</text:span><text:span text:style-name="T98"> (</text:span>ABNT NBR 14724:2011, <text:span text:style-name="T98">4.2.1.1.2).</text:span></text:p>
      <text:p text:style-name="P65">A ficha catalográfica costuma ser elaborada pela(o) bibliotecária(o) da instituição. </text:p>
      <text:p text:style-name="P66">Você precisará salvar a ficha catalográfica que recebeu <text:span text:style-name="T102">dentro da pasta imagens</text:span><text:span text:style-name="T21">, nomeada </text:span><text:span text:style-name="T40">exatamente</text:span><text:span text:style-name="T21"> como: </text:span><text:span text:style-name="T102">ficha-catalografica.pdf</text:span></text:p>
      <text:p text:style-name="P66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47" draw:name="Forma11" draw:style-name="gr3" draw:text-style-name="P190" svg:width="16.999cm" svg:height="1.235cm" draw:control="control14"/></text:p>
      <text:p text:style-name="P66"><text:span text:style-name="T2">NOTE</text:span>: Caso tenha recebido-a como arquivo do Word, salve-a como PDF.</text:p>
      <text:p text:style-name="P66"/>
      <text:h text:style-name="P161" text:outline-level="1"><text:bookmark-start text:name="__RefHeading___Toc1294_2135529741"/><text:alphabetical-index-mark-start text:id="IMark156342088"/>Dedicatória<text:alphabetical-index-mark-end text:id="IMark156342088"/><text:span text:style-name="T133"> (opcional)</text:span><text:bookmark-end text:name="__RefHeading___Toc1294_2135529741"/></text:h>
      <text:p text:style-name="P5">Escreva sua dedicatória <text:span text:style-name="T120">ou copie do exemplo</text:span>:</text:p>
      <text:p text:style-name="P69"><draw:control text:anchor-type="as-char" svg:y="-3.062cm" draw:z-index="14" draw:name="Forma7" draw:style-name="gr2" draw:text-style-name="P192" svg:width="19cm" svg:height="8.123cm" draw:control="control22"/></text:p>
      <text:p text:style-name="P82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6">A Deus, pela graça de ter me permitido concluir este trabalho. A todos que de alguma forma estiveram e estão próximos de mim, fazendo esta vida valer cada vez mais.</text:p>
            <text:p text:style-name="P106"/>
            <text:p text:style-name="P106">*Dedicado às crianças adultas que,\</text:p>
            <text:p text:style-name="P106">quando pequenas,<text:span text:style-name="T113">\</text:span></text:p>
            <text:p text:style-name="P106">sonharam em ser cientistas.*</text:p>
          </table:table-cell>
        </table:table-row>
      </table:table>
      <text:p text:style-name="P82"><text:span text:style-name="T9">Quebra de linha</text:span><text:span text:style-name="T114">: </text:span>O ‘\’ ao final da linha força uma quebra de linha.</text:p>
      <text:p text:style-name="P73">A Dedicatória é uma <text:span text:style-name="T2">elemento sem título</text:span> (ABNT NBR 14724:2011, 5.2.4). </text:p>
      <text:p text:style-name="P70"><draw:frame draw:style-name="fr3" draw:name="Figura15" text:anchor-type="as-char" svg:width="7.902cm" svg:height="2.574cm" draw:z-index="25"><draw:image xlink:href="../imagens/configuracao/dedicatoria.png" xlink:type="simple" xlink:show="embed" xlink:actuate="onLoad"/></draw:frame></text:p>
      <text:p text:style-name="P81"/>
      <text:h text:style-name="P162" text:outline-level="1"><text:bookmark-start text:name="__RefHeading___Toc1398_503163630"/><text:alphabetical-index-mark-start text:id="IMark157808888" text:main-entry="true"/>Agradecimentos<text:alphabetical-index-mark-end text:id="IMark157808888"/><text:span text:style-name="T133"> (opcional)</text:span><text:bookmark-end text:name="__RefHeading___Toc1398_503163630"/></text:h>
      <text:p text:style-name="P6">Escreva os agradecimentos <text:span text:style-name="T119">ou copie e cole do exemplo</text:span>:</text:p>
      <text:p text:style-name="P76"><draw:control text:anchor-type="as-char" svg:y="-3.062cm" draw:z-index="48" draw:name="Forma7" draw:style-name="gr2" draw:text-style-name="P193" svg:width="19cm" svg:height="8.123cm" draw:control="control23"/></text:p>
      <text:p text:style-name="P80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4">Os agradecimentos principais são para o meu orientado<text:span text:style-name="T118">r</text:span>, Fulano de tal, as colegas de pesquisa A, B e C. Aos funcionários do laboratório D, E e F, etc.</text:p>
            <text:p text:style-name="P105"/>
          </table:table-cell>
        </table:table-row>
      </table:table>
      <text:p text:style-name="P80"/>
      <text:p text:style-name="P74"><text:span text:style-name="T115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5">4.2.1.5 e </text:span>5.2.<text:span text:style-name="T115">3</text:span>). </text:p>
      <text:p text:style-name="P71"><draw:frame draw:style-name="fr3" draw:name="Figura16" text:anchor-type="as-char" svg:width="12.922cm" svg:height="3.567cm" draw:z-index="26"><draw:image xlink:href="../imagens/configuracao/agradecimentos.png" xlink:type="simple" xlink:show="embed" xlink:actuate="onLoad"/></draw:frame></text:p>
      <text:p text:style-name="P77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79"/>
      <text:h text:style-name="P163" text:outline-level="1"><text:bookmark-start text:name="__RefHeading___Toc1502_1496620900"/><text:alphabetical-index-mark-start text:id="IMark155191384" text:main-entry="true"/><text:alphabetical-index-mark-start text:id="IMark157991080"/>Epígrafe<text:alphabetical-index-mark-end text:id="IMark157991080"/> <text:alphabetical-index-mark-end text:id="IMark155191384"/><text:span text:style-name="T133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7">Consulte aqui sugestões para escrever sua Epígrafe!</text:span></text:a></text:p>
      <text:p text:style-name="P7"><text:span text:style-name="T116">Caso deseje uma epígrafe, digite</text:span> <text:span text:style-name="T122">ou copie e cole do exemplo</text:span>:</text:p>
      <text:p text:style-name="P78"><draw:control text:anchor-type="as-char" svg:y="-3.062cm" draw:z-index="49" draw:name="Forma7" draw:style-name="gr2" draw:text-style-name="P194" svg:width="19cm" svg:height="8.123cm" draw:control="control24"/></text:p>
      <text:p text:style-name="P8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8">*"Não vos amoldeis às estruturas deste mundo, \</text:p>
            <text:p text:style-name="P108">mas transformai-vos pela renovação da mente, \</text:p>
            <text:p text:style-name="P108">a fim de distinguir qual é a vontade de Deus: \</text:p>
            <text:p text:style-name="P108">o que é bom, o que Lhe é agradável, o que é perfeito."\</text:p>
            <text:p text:style-name="P108">(Bíblia Sagrada, Romanos 12, 2)* </text:p>
            <text:p text:style-name="P107"/>
          </table:table-cell>
        </table:table-row>
      </table:table>
      <text:p text:style-name="P16"/>
      <text:p text:style-name="P75"><text:span text:style-name="T116">A epígrafe é um</text:span> <text:span text:style-name="T2">elemento </text:span><text:span text:style-name="T11">OPCIONAL e SEM título</text:span><text:span text:style-name="T10"> </text:span>(ABNT NBR 14724:2011, <text:span text:style-name="T115">4.2.1.6 e </text:span>5.2.<text:span text:style-name="T116">4</text:span>).</text:p>
      <text:p text:style-name="P72"><draw:frame draw:style-name="fr3" draw:name="Figura17" text:anchor-type="as-char" svg:width="8.382cm" svg:height="2.716cm" draw:z-index="51"><draw:image xlink:href="../imagens/configuracao/epigrafe.png" xlink:type="simple" xlink:show="embed" xlink:actuate="onLoad"/></draw:frame></text:p>
      <text:p text:style-name="P78"/>
      <text:h text:style-name="P164" text:outline-level="1"><text:bookmark-start text:name="__RefHeading___Toc547_188003687"/><text:alphabetical-index-mark-start text:id="IMark157334776" text:main-entry="true"/>Folha de aprovação<text:alphabetical-index-mark-end text:id="IMark157334776"/> <text:span text:style-name="T133">(obrigatório)</text:span><text:bookmark-end text:name="__RefHeading___Toc547_188003687"/></text:h>
      <text:p text:style-name="P32"><text:bookmark-start text:name="__RefHeading___Toc551_188003687"/><draw:frame draw:style-name="fr3" draw:name="Figura3" text:anchor-type="as-char" svg:width="6.062cm" svg:height="8.886cm" draw:z-index="52"><draw:image xlink:href="../imagens/configuracao/folha-de-aprovacao.png" xlink:type="simple" xlink:show="embed" xlink:actuate="onLoad"/></draw:frame><text:bookmark-end text:name="__RefHeading___Toc551_188003687"/></text:p>
      <text:p text:style-name="P46">A folha de aprovação possui três peculiaridades:</text:p>
      <text:list xml:id="list6040392494887525035" text:style-name="L2">
        <text:list-item>
          <text:p text:style-name="P142">Ela precisará ser escaneada e incluída no trabalho com as assinaturas dos professores. <text:span text:style-name="T80">(ABNT NBR 14724:2011, 4.2.1.3 Folha de aprovação).</text:span></text:p>
        </text:list-item>
        <text:list-item>
          <text:p text:style-name="P143">Ela não pode ser gerada enquanto não houver uma definição da Banca Examinadora e data da apresentação.</text:p>
        </text:list-item>
        <text:list-item>
          <text:p text:style-name="P143">Você não precisa se preocupar com ela durante a elaboração do seu trabalho.</text:p>
        </text:list-item>
      </text:list>
      <text:h text:style-name="P174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50" draw:name="Forma11" draw:style-name="gr3" draw:text-style-name="P189" svg:width="18.938cm" svg:height="1.235cm" draw:control="control11"/></text:p>
      <text:p text:style-name="P46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1" draw:name="Forma10" draw:style-name="gr1" draw:text-style-name="P189" svg:width="2.878cm" svg:height="0.849cm" draw:control="control7"/> <text:span text:style-name="T55">Mês: </text:span><text:span text:style-name="T55"><draw:control text:anchor-type="as-char" draw:z-index="7" draw:name="Forma11" draw:style-name="gr1" draw:text-style-name="P190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3">Nome do Professor Avaliador 1:<text:line-break/><draw:control text:anchor-type="as-char" draw:z-index="8" draw:name="Forma1" draw:style-name="gr1" draw:text-style-name="P189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3">Nome do Professor Avaliador 2:<text:line-break/><draw:control text:anchor-type="as-char" draw:z-index="9" draw:name="Forma1" draw:style-name="gr1" draw:text-style-name="P189" svg:width="18.85cm" svg:height="0.757cm" draw:control="control10"/></text:p>
      <text:h text:style-name="P184" text:outline-level="3"><text:bookmark-start text:name="__RefHeading___Toc1375_1300869590"/>Avaliador3<text:bookmark-end text:name="__RefHeading___Toc1375_1300869590"/></text:h>
      <text:p text:style-name="P63">A maioria das bancas possui <text:span text:style-name="T30">apenas dois avaliadores</text:span>, caso tenha um terceiro preencha a seguir:<text:line-break/><draw:control text:anchor-type="as-char" draw:z-index="10" draw:name="Forma1" draw:style-name="gr1" draw:text-style-name="P189" svg:width="18.968cm" svg:height="0.757cm" draw:control="control13"/></text:p>
      <text:h text:style-name="P175" text:outline-level="2"><text:bookmark-start text:name="__RefHeading___Toc791_188003687"/>Utilizar folha de aprovação escaneada<text:bookmark-end text:name="__RefHeading___Toc791_188003687"/></text:h>
      <text:p text:style-name="P49">Após a apresentação do trabalho, será necessário escanear e incluir a folha de aprovação com as assinaturas dos professores da Banca Examinadora.</text:p>
      <text:p text:style-name="P60"><text:span text:style-name="T103">Salve a folha no </text:span><text:span text:style-name="T104">diretório imagens</text:span><text:span text:style-name="T103"> com o nome </text:span><text:span text:style-name="T105">folha-de-aprovacao-escaneada</text:span><text:span text:style-name="T104">.pdf</text:span><text:span text:style-name="T103"> e habilite a opção “</text:span><text:span text:style-name="T111">Utilizar folha de aprovação escaneada” no início da seção.</text:span><text:span text:style-name="T58"> Na próxima geração do documento, ela será incluída no trabalho.</text:span></text:p>
      <text:h text:style-name="P165" text:outline-level="1"><text:bookmark-start text:name="__RefHeading___Toc553_188003687"/><text:alphabetical-index-mark-start text:id="IMark120996792" text:main-entry="true"/>Errata<text:alphabetical-index-mark-end text:id="IMark120996792"/> <text:span text:style-name="T135">(opcional)</text:span><text:bookmark-end text:name="__RefHeading___Toc553_188003687"/></text:h>
      <text:p text:style-name="P146">Caso deseje utilizar uma errata, habilite a caixa abaixo e edite o arquivo <text:span text:style-name="T5">errata.md</text:span> <text:span text:style-name="T52">corrigindo os erros do trabalho</text:span>.</text:p>
      <text:p text:style-name="P138"><draw:control text:anchor-type="as-char" draw:z-index="55" draw:name="Forma3" draw:style-name="gr1" draw:text-style-name="P189" svg:width="18.874cm" svg:height="1.819cm" draw:control="control37"/></text:p>
      <text:p text:style-name="P147"><text:span text:style-name="T6">NOTE</text:span><text:span text:style-name="T53">: A Errata só será gerada se a caixa acima estiver habilitada.</text:span></text:p>
      <text:p text:style-name="P148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5">A aranha arranha a rã. A rã arranha a aranha. **Nem a aranha arranha a rã**. Nem a rã arranha a aranha.</text:p>
            <text:p text:style-name="P185"/>
            <text:p text:style-name="P185">Folha| Linha| Onde se lê <text:s text:c="4"/>| Leia-se</text:p>
            <text:p text:style-name="P185">-----|------|----------------|----------------</text:p>
            <text:p text:style-name="P185">10 <text:s text:c="2"/>|12 <text:s text:c="3"/>|aranhaarranha <text:s text:c="2"/>| aranha arranha</text:p>
          </table:table-cell>
        </table:table-row>
      </table:table>
      <text:p text:style-name="P144"/>
      <text:p text:style-name="P41">A errata é um elemento <text:span text:style-name="T50">opcional, veja um exemplo abaixo:</text:span></text:p>
      <text:p text:style-name="P40"><draw:frame draw:style-name="fr3" draw:name="Figura1" text:anchor-type="as-char" svg:width="13.353cm" svg:height="4.86cm" draw:z-index="54"><draw:image xlink:href="../imagens/configuracao/errata.png" xlink:type="simple" xlink:show="embed" xlink:actuate="onLoad"/></draw:frame></text:p>
      <text:p text:style-name="P42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76" text:outline-level="2"/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36">Abstract<text:tab/>15</text:p>
          <text:p text:style-name="P136">Agradecimentos<text:tab/><text:span text:style-name="Main_20_index_20_entry">22</text:span></text:p>
          <text:p text:style-name="P136">Dedicatória<text:tab/>21</text:p>
          <text:p text:style-name="P136">Epígrafe<text:tab/><text:span text:style-name="Main_20_index_20_entry">23</text:span></text:p>
          <text:p text:style-name="P136">Errata<text:tab/><text:span text:style-name="Main_20_index_20_entry">26</text:span></text:p>
          <text:p text:style-name="P136">Folha de aprovação<text:tab/><text:span text:style-name="Main_20_index_20_entry">24</text:span></text:p>
          <text:p text:style-name="P136">Lista<text:tab/></text:p>
          <text:p text:style-name="P137">ilustrações<text:tab/>19</text:p>
          <text:p text:style-name="P137">Siglas<text:tab/>18</text:p>
          <text:p text:style-name="P137">tabelas<text:tab/>19</text:p>
          <text:p text:style-name="P136">Resumo<text:tab/><text:span text:style-name="Main_20_index_20_entry">14</text:span></text:p>
          <text:p text:style-name="P137">Espanhol<text:tab/>16</text:p>
          <text:p text:style-name="P137">Francês<text:tab/>17</text:p>
          <text:p text:style-name="P137">Inglês<text:tab/>15</text:p>
        </text:index-body>
      </text:alphabetical-index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7:56:03.254324838</dc:date>
    <meta:editing-duration>PT20H40M53S</meta:editing-duration>
    <meta:editing-cycles>318</meta:editing-cycles>
    <meta:generator>LibreOffice/5.1.4.2$Linux_X86_64 LibreOffice_project/10m0$Build-2</meta:generator>
    <meta:document-statistic meta:table-count="17" meta:image-count="19" meta:object-count="0" meta:page-count="27" meta:paragraph-count="320" meta:word-count="2281" meta:character-count="14338" meta:non-whitespace-character-count="12289"/>
  </office:meta>
</office:document-meta>
</file>